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35pt"/>
    </style:style>
    <style:style style:name="co3" style:family="table-column">
      <style:table-column-properties fo:break-before="auto" style:column-width="78.55pt"/>
    </style:style>
    <style:style style:name="co4" style:family="table-column">
      <style:table-column-properties fo:break-before="auto" style:column-width="76.45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94.71pt"/>
    </style:style>
    <style:style style:name="co7" style:family="table-column">
      <style:table-column-properties fo:break-before="auto" style:column-width="89.8pt"/>
    </style:style>
    <style:style style:name="co8" style:family="table-column">
      <style:table-column-properties fo:break-before="auto" style:column-width="102.44pt"/>
    </style:style>
    <style:style style:name="co9" style:family="table-column">
      <style:table-column-properties fo:break-before="auto" style:column-width="71.55pt"/>
    </style:style>
    <style:style style:name="co10" style:family="table-column">
      <style:table-column-properties fo:break-before="auto" style:column-width="87pt"/>
    </style:style>
    <style:style style:name="co11" style:family="table-column">
      <style:table-column-properties fo:break-before="auto" style:column-width="88.41pt"/>
    </style:style>
    <style:style style:name="co12" style:family="table-column">
      <style:table-column-properties fo:break-before="auto" style:column-width="133.31pt"/>
    </style:style>
    <style:style style:name="co13" style:family="table-column">
      <style:table-column-properties fo:break-before="auto" style:column-width="106.64pt"/>
    </style:style>
    <style:style style:name="co14" style:family="table-column">
      <style:table-column-properties fo:break-before="auto" style:column-width="124.89pt"/>
    </style:style>
    <style:style style:name="co15" style:family="table-column">
      <style:table-column-properties fo:break-before="auto" style:column-width="83.34pt"/>
    </style:style>
    <style:style style:name="co16" style:family="table-column">
      <style:table-column-properties fo:break-before="auto" style:column-width="103.86pt"/>
    </style:style>
    <style:style style:name="co17" style:family="table-column">
      <style:table-column-properties fo:break-before="auto" style:column-width="122.09pt"/>
    </style:style>
    <style:style style:name="co18" style:family="table-column">
      <style:table-column-properties fo:break-before="auto" style:column-width="117.16pt"/>
    </style:style>
    <style:style style:name="co19" style:family="table-column">
      <style:table-column-properties fo:break-before="auto" style:column-width="126.99pt"/>
    </style:style>
    <style:style style:name="co20" style:family="table-column">
      <style:table-column-properties fo:break-before="auto" style:column-width="155.06pt"/>
    </style:style>
    <style:style style:name="co21" style:family="table-column">
      <style:table-column-properties fo:break-before="auto" style:column-width="140.34pt"/>
    </style:style>
    <style:style style:name="co22" style:family="table-column">
      <style:table-column-properties fo:break-before="auto" style:column-width="127.7pt"/>
    </style:style>
    <style:style style:name="co23" style:family="table-column">
      <style:table-column-properties fo:break-before="auto" style:column-width="115.06pt"/>
    </style:style>
    <style:style style:name="co24" style:family="table-column">
      <style:table-column-properties fo:break-before="auto" style:column-width="118.6pt"/>
    </style:style>
    <style:style style:name="co25" style:family="table-column">
      <style:table-column-properties fo:break-before="auto" style:column-width="125.6pt"/>
    </style:style>
    <style:style style:name="co26" style:family="table-column">
      <style:table-column-properties fo:break-before="auto" style:column-width="141.76pt"/>
    </style:style>
    <style:style style:name="co27" style:family="table-column">
      <style:table-column-properties fo:break-before="auto" style:column-width="80.7pt"/>
    </style:style>
    <style:style style:name="co28" style:family="table-column">
      <style:table-column-properties fo:break-before="auto" style:column-width="81.4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04e4d"/>
    </style:style>
    <style:style style:name="ce3" style:family="table-cell" style:parent-style-name="Default">
      <style:table-cell-properties fo:background-color="#add58a"/>
    </style:style>
    <style:style style:name="ce4" style:family="table-cell" style:parent-style-name="Default" style:data-style-name="N84"/>
    <style:style style:name="ce5" style:family="table-cell" style:parent-style-name="Default">
      <style:table-cell-properties fo:background-color="#f04e4d" style:rotation-align="none"/>
    </style:style>
    <style:style style:name="ce6" style:family="table-cell" style:parent-style-name="Default">
      <style:table-cell-properties fo:background-color="#add58a" style:rotation-align="none"/>
    </style:style>
    <style:style style:name="ce7" style:family="table-cell" style:parent-style-name="Default">
      <style:table-cell-properties fo:background-color="transparent" style:rotation-align="none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2.4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3.4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4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2.9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3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1.9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4.9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8.9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2.9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3.9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1.4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4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6.2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font-style="normal" fo:text-shadow="none" style:text-underline-style="none" fo:font-weight="normal" style:font-size-asian="9pt" style:font-style-asian="normal" style:font-weight-asian="normal" style:font-family-complex="Tahoma" style:font-pitch-complex="variable" style:font-size-complex="9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d m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Шаблон для представления геоботанических описаний для публикации в GBIF 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Для представления данных используется расширение GBIF Relevé <text:s/>https://tools.gbif.org/dwca-validator/extension.do?id=http://rs.gbif.org/terms/1.0/Releve</text:p>
          </table:table-cell>
          <table:table-cell table:number-columns-repeated="2"/>
        </table:table-row>
        <table:table-row table:style-name="ro2" table:number-rows-repeated="6">
          <table:table-cell table:number-columns-repeated="3"/>
        </table:table-row>
        <table:table-row table:style-name="ro2">
          <table:table-cell table:style-name="ce2"/>
          <table:table-cell office:value-type="string" calcext:value-type="string">
            <text:p>Обязательные для заполнения поля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Рекомендуемые для заполнения поля</text:p>
          </table:table-cell>
          <table:table-cell/>
        </table:table-row>
        <table:table-row table:style-name="ro2" table:number-rows-repeated="13">
          <table:table-cell table:number-columns-repeated="3"/>
        </table:table-row>
        <table:table-row table:style-name="ro2">
          <table:table-cell office:value-type="string" calcext:value-type="string">
            <text:p>Автор</text:p>
          </table:table-cell>
          <table:table-cell office:value-type="string" calcext:value-type="string">
            <text:p>Наталья Иванова</text:p>
          </table:table-cell>
          <table:table-cell office:value-type="string" calcext:value-type="string">
            <text:p>ИMПБ РАН – филиал ИПМ им. М.В. Келдыша РАН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BIF project mentor </text:p>
          </table:table-cell>
        </table:table-row>
        <table:table-row table:style-name="ro2">
          <table:table-cell table:style-name="ce4" office:value-type="date" office:date-value="2020-05-05" calcext:value-type="date">
            <text:p>2020-05-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C-BY</text:p>
          </table:table-cell>
          <table:table-cell table:number-columns-repeated="2"/>
        </table:table-row>
      </table:table>
      <table:table table:name="Sampling Events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5" table:default-cell-style-name="ce6"/>
        <table:table-column table:style-name="co3" table:default-cell-style-name="ce6"/>
        <table:table-column table:style-name="co1" table:default-cell-style-name="ce6"/>
        <table:table-column table:style-name="co1" table:number-columns-repeated="2" table:default-cell-style-name="ce7"/>
        <table:table-column table:style-name="co1" table:default-cell-style-name="ce8"/>
        <table:table-column table:style-name="co8" table:default-cell-style-name="Default"/>
        <table:table-row table:style-name="ro3">
          <table:table-cell office:value-type="string" calcext:value-type="string">
            <office:annotation draw:style-name="gr1" draw:text-style-name="P2" svg:width="101.82pt" svg:height="48.13pt" svg:x="87.56pt" svg:y="0pt" draw:caption-point-x="-9.3pt" draw:caption-point-y="0.28pt">
              <dc:date>2020-05-05T00:00:00</dc:date>
              <text:p text:style-name="P1"><text:span text:style-name="T1">Уникальный </text:span><text:span text:style-name="T1">идентификатор </text:span><text:span text:style-name="T1">геоботаническо</text:span><text:span text:style-name="T1">й площадки</text:span></text:p>
            </office:annotation>
            <text:p>eventID</text:p>
          </table:table-cell>
          <table:table-cell office:value-type="string" calcext:value-type="string">
            <office:annotation draw:style-name="gr2" draw:text-style-name="P2" svg:width="53.23pt" svg:height="79.11pt" svg:x="227pt" svg:y="0pt" draw:caption-point-x="-72.28pt" draw:caption-point-y="0.28pt">
              <dc:date>2020-05-05T00:00:00</dc:date>
              <text:p text:style-name="P1"><text:span text:style-name="T1">Дата описания </text:span><text:span text:style-name="T1">в формате ГГГГ-</text:span><text:span text:style-name="T1">ММ-ДД</text:span></text:p>
              <text:p text:style-name="P1"><text:span text:style-name="T2"/></text:p>
            </office:annotation>
            <text:p>eventDate</text:p>
          </table:table-cell>
          <table:table-cell office:value-type="string" calcext:value-type="string">
            <office:annotation draw:style-name="gr3" draw:text-style-name="P2" svg:width="102.19pt" svg:height="58.14pt" svg:x="256.59pt" svg:y="0pt" draw:caption-point-x="-9.3pt" draw:caption-point-y="0.28pt">
              <dc:date>2020-05-05T00:00:00</dc:date>
              <text:p text:style-name="P1"><text:span text:style-name="T1">Название, </text:span><text:span text:style-name="T1">краткое </text:span><text:span text:style-name="T1">описание или </text:span><text:span text:style-name="T1">ссылка на </text:span><text:span text:style-name="T1">методику сбора </text:span><text:span text:style-name="T1">данных</text:span></text:p>
            </office:annotation>
            <text:p>samplingProtocol</text:p>
          </table:table-cell>
          <table:table-cell office:value-type="string" calcext:value-type="string">
            <office:annotation draw:style-name="gr4" draw:text-style-name="P2" svg:width="102.19pt" svg:height="68.63pt" svg:x="351.3pt" svg:y="0pt" draw:caption-point-x="-9.3pt" draw:caption-point-y="0.28pt">
              <dc:date>2020-05-05T00:00:00</dc:date>
              <text:p text:style-name="P1"><text:span text:style-name="T1">Размер </text:span><text:span text:style-name="T1">геоботаническо</text:span><text:span text:style-name="T1">й площадки</text:span></text:p>
            </office:annotation>
            <text:p>sampleSizeValue</text:p>
          </table:table-cell>
          <table:table-cell office:value-type="string" calcext:value-type="string">
            <office:annotation draw:style-name="gr4" draw:text-style-name="P2" svg:width="102.22pt" svg:height="68.63pt" svg:x="441.1pt" svg:y="0pt" draw:caption-point-x="-9.3pt" draw:caption-point-y="0.28pt">
              <dc:date>2020-05-05T00:00:00</dc:date>
              <text:p text:style-name="P1"><text:span text:style-name="T1">Единицы </text:span><text:span text:style-name="T1">измерения </text:span><text:span text:style-name="T1">величины, </text:span><text:span text:style-name="T1">указанной в </text:span><text:span text:style-name="T1">предыдущем </text:span><text:span text:style-name="T1">поле</text:span></text:p>
            </office:annotation>
            <text:p>sampleSizeUnit</text:p>
          </table:table-cell>
          <table:table-cell office:value-type="string" calcext:value-type="string">
            <office:annotation draw:style-name="gr5" draw:text-style-name="P2" svg:width="273.34pt" svg:height="39pt" svg:x="460.12pt" svg:y="0pt" draw:caption-point-x="66.39pt" draw:caption-point-y="0.28pt">
              <dc:date>2020-05-05T00:00:00</dc:date>
              <text:p text:style-name="P1"><text:span text:style-name="T1">Широта в </text:span><text:span text:style-name="T1">десятичных </text:span><text:span text:style-name="T1">градусах</text:span></text:p>
            </office:annotation>
            <text:p>decimalLatitude </text:p>
          </table:table-cell>
          <table:table-cell office:value-type="string" calcext:value-type="string">
            <office:annotation draw:style-name="gr5" draw:text-style-name="P2" svg:width="214.98pt" svg:height="39pt" svg:x="602.9pt" svg:y="0pt" draw:caption-point-x="16.21pt" draw:caption-point-y="0.28pt">
              <dc:date>2020-05-05T00:00:00</dc:date>
              <text:p text:style-name="P1"><text:span text:style-name="T1">Долгота в </text:span><text:span text:style-name="T1">десятичных </text:span><text:span text:style-name="T1">градусах</text:span></text:p>
              <text:p text:style-name="P1"><text:span text:style-name="T2"/></text:p>
            </office:annotation>
            <text:p>decimalLongitude </text:p>
          </table:table-cell>
          <table:table-cell office:value-type="string" calcext:value-type="string">
            <office:annotation draw:style-name="gr6" draw:text-style-name="P2" svg:width="50.26pt" svg:height="47.65pt" svg:x="635.24pt" svg:y="0pt" draw:caption-point-x="62.42pt" draw:caption-point-y="0.28pt">
              <dc:date>2020-05-05T00:00:00</dc:date>
              <text:p text:style-name="P1"><text:span text:style-name="T1">Система координат</text:span></text:p>
              <text:p text:style-name="P1"><text:span text:style-name="T2"/></text:p>
            </office:annotation>
            <text:p>geodeticDatum </text:p>
          </table:table-cell>
          <table:table-cell office:value-type="string" calcext:value-type="string">
            <office:annotation draw:style-name="gr7" draw:text-style-name="P2" svg:width="43.2pt" svg:height="110.58pt" svg:x="661.89pt" svg:y="0pt" draw:caption-point-x="99.75pt" draw:caption-point-y="0.28pt">
              <dc:date>2020-05-05T00:00:00</dc:date>
              <text:p text:style-name="P1"><text:span text:style-name="T1">Код страны по ISO </text:span><text:span text:style-name="T1">3166-1-alpha-2. Код </text:span><text:span text:style-name="T1">России – RU</text:span></text:p>
              <text:p text:style-name="P1"><text:span text:style-name="T2"/></text:p>
            </office:annotation>
            <text:p>countryCode</text:p>
          </table:table-cell>
          <table:table-cell office:value-type="string" calcext:value-type="string">
            <office:annotation draw:style-name="gr8" draw:text-style-name="P4" svg:width="101.93pt" svg:height="26.67pt" svg:x="985.35pt" svg:y="0pt" draw:caption-point-x="-159.7pt" draw:caption-point-y="0.28pt">
              <dc:date>2020-05-05T00:00:00</dc:date>
              <text:p text:style-name="P3"><text:span text:style-name="T1">Год описания</text:span></text:p>
            </office:annotation>
            <text:p>year</text:p>
          </table:table-cell>
          <table:table-cell office:value-type="string" calcext:value-type="string">
            <office:annotation draw:style-name="gr9" draw:text-style-name="P4" svg:width="342.94pt" svg:height="24.6pt" svg:x="1001.14pt" svg:y="0pt" draw:caption-point-x="-111.49pt" draw:caption-point-y="0.28pt">
              <dc:date>2020-05-05T00:00:00</dc:date>
              <text:p text:style-name="P3"><text:span text:style-name="T1">Месяц </text:span><text:span text:style-name="T1">описания</text:span></text:p>
            </office:annotation>
            <text:p>month</text:p>
          </table:table-cell>
          <table:table-cell office:value-type="string" calcext:value-type="string">
            <office:annotation draw:style-name="gr10" draw:text-style-name="P4" svg:width="434.86pt" svg:height="18.6pt" svg:x="1016.96pt" svg:y="0pt" draw:caption-point-x="-63.3pt" draw:caption-point-y="0.28pt">
              <dc:date>2020-05-05T00:00:00</dc:date>
              <text:p text:style-name="P3"><text:span text:style-name="T1">День описания</text:span></text:p>
            </office:annotation>
            <text:p>day</text:p>
          </table:table-cell>
          <table:table-cell office:value-type="string" calcext:value-type="string">
            <office:annotation draw:style-name="gr11" draw:text-style-name="P4" svg:width="28.52pt" svg:height="89.6pt" svg:x="1121.07pt" svg:y="0pt" draw:caption-point-x="-64.97pt" draw:caption-point-y="0.28pt">
              <dc:date>2020-05-05T00:00:00</dc:date>
              <text:p text:style-name="P3"><text:span text:style-name="T1">Библиографическая </text:span><text:span text:style-name="T1">ссылка</text:span></text:p>
            </office:annotation>
            <text:p>bibliographicCitation</text:p>
          </table:table-cell>
        </table:table-row>
      </table:table>
      <table:table table:name="Associated Occurrences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" table:number-columns-repeated="2" table:default-cell-style-name="ce6"/>
        <table:table-column table:style-name="co13" table:default-cell-style-name="ce6"/>
        <table:table-column table:style-name="co14" table:default-cell-style-name="ce6"/>
        <table:table-column table:style-name="co1" table:default-cell-style-name="Default"/>
        <table:table-row table:style-name="ro2">
          <table:table-cell office:value-type="string" calcext:value-type="string">
            <office:annotation draw:style-name="gr1" draw:text-style-name="P2" svg:width="101.82pt" svg:height="48.13pt" svg:x="80.56pt" svg:y="0pt" draw:caption-point-x="-9.3pt" draw:caption-point-y="0.28pt">
              <dc:date>2020-05-05T00:00:00</dc:date>
              <text:p text:style-name="P1"><text:span text:style-name="T1">Уникальный идентификатор геоботанической площадки</text:span></text:p>
            </office:annotation>
            <text:p>eventID</text:p>
          </table:table-cell>
          <table:table-cell office:value-type="string" calcext:value-type="string">
            <office:annotation draw:style-name="gr3" draw:text-style-name="P2" svg:width="101.93pt" svg:height="58.14pt" svg:x="158.26pt" svg:y="0.28pt" draw:caption-point-x="0pt" draw:caption-point-y="0pt">
              <dc:date>2020-05-05T00:00:00</dc:date>
              <text:p text:style-name="P1">Уникальный (внутри этого листа) идентификатор записи</text:p>
            </office:annotation>
            <text:p>occurrenceID</text:p>
          </table:table-cell>
          <table:table-cell office:value-type="string" calcext:value-type="string">
            <office:annotation draw:style-name="gr12" draw:text-style-name="P2" svg:width="102.95pt" svg:height="79.11pt" svg:x="182.98pt" svg:y="-20.98pt" draw:caption-point-x="63.67pt" draw:caption-point-y="21.26pt">
              <dc:date>2020-05-05T00:00:00</dc:date>
              <text:p text:style-name="P1"><text:span text:style-name="T1">Что послужило основанием для этой записи? Для ГБ описаний реокмендуется HumanObservation</text:span></text:p>
              <text:p text:style-name="P1"><text:span text:style-name="T2"/></text:p>
            </office:annotation>
            <text:p>basisOfRecord</text:p>
          </table:table-cell>
          <table:table-cell office:value-type="string" calcext:value-type="string">
            <office:annotation draw:style-name="gr12" draw:text-style-name="P2" svg:width="102.95pt" svg:height="37.16pt" svg:x="266.71pt" svg:y="0pt" draw:caption-point-x="113.24pt" draw:caption-point-y="0.28pt">
              <dc:date>2020-05-05T00:00:00</dc:date>
              <text:p text:style-name="P1"><text:span text:style-name="T1">Научное название такосна</text:span></text:p>
              <text:p text:style-name="P1"><text:span text:style-name="T2"/></text:p>
            </office:annotation>
            <text:p>scientificName</text:p>
          </table:table-cell>
          <table:table-cell office:value-type="string" calcext:value-type="string">
            <office:annotation draw:style-name="gr13" draw:text-style-name="P2" svg:width="102.81pt" svg:height="27.16pt" svg:x="332.99pt" svg:y="0pt" draw:caption-point-x="110.98pt" draw:caption-point-y="0.28pt">
              <dc:date>2020-05-05T00:00:00</dc:date>
              <text:p text:style-name="P1"><text:span text:style-name="T1">Ранг таксона</text:span></text:p>
              <text:p text:style-name="P1"><text:span text:style-name="T2"/></text:p>
            </office:annotation>
            <text:p>taxonRank</text:p>
          </table:table-cell>
          <table:table-cell office:value-type="string" calcext:value-type="string">
            <office:annotation draw:style-name="gr14" draw:text-style-name="P2" svg:width="103.01pt" svg:height="21.91pt" svg:x="396.79pt" svg:y="0pt" draw:caption-point-x="111.15pt" draw:caption-point-y="0.28pt">
              <dc:date>2020-05-05T00:00:00</dc:date>
              <text:p text:style-name="P1"><text:span text:style-name="T1">Царство</text:span></text:p>
            </office:annotation>
            <text:p>kingdom</text:p>
          </table:table-cell>
          <table:table-cell office:value-type="string" calcext:value-type="string">
            <office:annotation draw:style-name="gr8" draw:text-style-name="P2" svg:width="100.15pt" svg:height="26.67pt" svg:x="506.3pt" svg:y="0pt" draw:caption-point-x="108.31pt" draw:caption-point-y="0.28pt">
              <dc:date>2020-05-05T00:00:00</dc:date>
              <text:p text:style-name="P1"><text:span text:style-name="T1">Обилие вида на площадке</text:span></text:p>
            </office:annotation>
            <text:p>organismQuantity </text:p>
          </table:table-cell>
          <table:table-cell office:value-type="string" calcext:value-type="string">
            <office:annotation draw:style-name="gr3" draw:text-style-name="P2" svg:width="75.4pt" svg:height="58.14pt" svg:x="603.47pt" svg:y="0pt" draw:caption-point-x="136.03pt" draw:caption-point-y="0.28pt">
              <dc:date>2020-05-05T00:00:00</dc:date>
              <text:p text:style-name="P1"><text:span text:style-name="T1">Шкала измерения обилия</text:span></text:p>
            </office:annotation>
            <text:p>organismQuantityType</text:p>
          </table:table-cell>
          <table:table-cell office:value-type="string" calcext:value-type="string">
            <office:annotation draw:style-name="gr8" draw:text-style-name="P4" svg:width="103.1pt" svg:height="26.67pt" svg:x="645.96pt" svg:y="0pt" draw:caption-point-x="157.55pt" draw:caption-point-y="0.28pt">
              <dc:date>2020-05-05T00:00:00</dc:date>
              <text:p text:style-name="P3"><text:span text:style-name="T1">Автор описания | автор записи </text:span></text:p>
            </office:annotation>
            <text:p>recordedBy</text:p>
          </table:table-cell>
        </table:table-row>
      </table:table>
      <table:table table:name="GBIF Relevé Extension" table:style-name="ta1">
        <table:table-column table:style-name="co1" table:default-cell-style-name="ce5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2">
          <table:table-cell office:value-type="string" calcext:value-type="string">
            <office:annotation draw:style-name="gr1" draw:text-style-name="P2" svg:width="101.82pt" svg:height="48.13pt" svg:x="72.99pt" svg:y="0pt" draw:caption-point-x="-9.3pt" draw:caption-point-y="0.28pt">
              <dc:date>2020-05-05T00:00:00</dc:date>
              <text:p text:style-name="P1"><text:span text:style-name="T1">Уникальный идентификатор геоботанической площадки</text:span></text:p>
            </office:annotation>
            <text:p>eventID</text:p>
          </table:table-cell>
          <table:table-cell office:value-type="string" calcext:value-type="string">
            <office:annotation draw:style-name="gr15" draw:text-style-name="P6" svg:width="82.18pt" svg:height="61.68pt" svg:x="144.99pt" svg:y="0pt" draw:caption-point-x="-17.29pt" draw:caption-point-y="0.28pt">
              <dc:date>2020-05-05T00:00:00</dc:date>
              <text:p text:style-name="P5">Номер проекта (если есть), для которого выполнено описание</text:p>
            </office:annotation>
            <text:p>project</text:p>
          </table:table-cell>
          <table:table-cell office:value-type="string" calcext:value-type="string">
            <office:annotation draw:style-name="gr15" draw:text-style-name="P6" svg:width="82.18pt" svg:height="61.68pt" svg:x="228.33pt" svg:y="0pt" draw:caption-point-x="-17.29pt" draw:caption-point-y="0.28pt">
              <dc:date>2020-05-05T00:00:00</dc:date>
              <text:p text:style-name="P5">Названиe сообщества или вссоциации, см. http://www.iavs.org/pdf/Code.pdf</text:p>
            </office:annotation>
            <text:p>syntaxonName</text:p>
          </table:table-cell>
          <table:table-cell office:value-type="string" calcext:value-type="string">
            <office:annotation draw:style-name="gr15" draw:text-style-name="P6" svg:width="82.18pt" svg:height="61.68pt" svg:x="292.34pt" svg:y="0pt" draw:caption-point-x="-17.29pt" draw:caption-point-y="0.28pt">
              <dc:date>2020-05-05T00:00:00</dc:date>
              <text:p text:style-name="P5">Ориентация площадки по сторонам света. Например, N, NE, NNE</text:p>
            </office:annotation>
            <text:p>aspect</text:p>
          </table:table-cell>
          <table:table-cell office:value-type="string" calcext:value-type="string">
            <office:annotation draw:style-name="gr15" draw:text-style-name="P6" svg:width="82.18pt" svg:height="39.29pt" svg:x="396.2pt" svg:y="0pt" draw:caption-point-x="-17.29pt" draw:caption-point-y="0.28pt">
              <dc:date>2020-05-05T00:00:00</dc:date>
              <text:p text:style-name="P5">Уклон рельефа в целых градусах</text:p>
            </office:annotation>
            <text:p>inclinationInDegrees</text:p>
          </table:table-cell>
          <table:table-cell office:value-type="string" calcext:value-type="string">
            <office:annotation draw:style-name="gr15" draw:text-style-name="P6" svg:width="82.18pt" svg:height="39.29pt" svg:x="518.29pt" svg:y="0pt" draw:caption-point-x="-17.29pt" draw:caption-point-y="0.28pt">
              <dc:date>2020-05-05T00:00:00</dc:date>
              <text:p text:style-name="P5">Общее проективное покрытие в %</text:p>
            </office:annotation>
            <text:p>coverTotalInPercentage</text:p>
          </table:table-cell>
          <table:table-cell office:value-type="string" calcext:value-type="string">
            <office:annotation draw:style-name="gr15" draw:text-style-name="P6" svg:width="82.18pt" svg:height="61.68pt" svg:x="635.44pt" svg:y="0pt" draw:caption-point-x="-17.29pt" draw:caption-point-y="0.28pt">
              <dc:date>2020-05-05T00:00:00</dc:date>
              <text:p text:style-name="P5">Общее проективное покрытие древесного яруса в %</text:p>
            </office:annotation>
            <text:p>coverTreesInPercentage</text:p>
          </table:table-cell>
          <table:table-cell office:value-type="string" calcext:value-type="string">
            <office:annotation draw:style-name="gr15" draw:text-style-name="P6" svg:width="82.18pt" svg:height="61.68pt" svg:x="762.43pt" svg:y="0pt" draw:caption-point-x="-17.29pt" draw:caption-point-y="0.28pt">
              <dc:date>2020-05-05T00:00:00</dc:date>
              <text:p text:style-name="P5">Общее проективное покрытие кустарникового яруса в %</text:p>
            </office:annotation>
            <text:p>coverShrubsInPercentage</text:p>
          </table:table-cell>
          <table:table-cell office:value-type="string" calcext:value-type="string">
            <office:annotation draw:style-name="gr15" draw:text-style-name="P6" svg:width="82.18pt" svg:height="72.88pt" svg:x="879.59pt" svg:y="0pt" draw:caption-point-x="-17.29pt" draw:caption-point-y="0.28pt">
              <dc:date>2020-05-05T00:00:00</dc:date>
              <text:p text:style-name="P5">Общее проективное покрытие травяно-кустарничкового яруса в %</text:p>
            </office:annotation>
            <text:p>coverHerbsInPercentage</text:p>
          </table:table-cell>
          <table:table-cell office:value-type="string" calcext:value-type="string">
            <office:annotation draw:style-name="gr15" draw:text-style-name="P6" svg:width="82.18pt" svg:height="61.68pt" svg:x="1034.65pt" svg:y="0pt" draw:caption-point-x="-17.29pt" draw:caption-point-y="0.28pt">
              <dc:date>2020-05-05T00:00:00</dc:date>
              <text:p text:style-name="P5">Общее проективное покрытие криптогамных видов в %</text:p>
            </office:annotation>
            <text:p>coverCryptogamsInPercentage</text:p>
          </table:table-cell>
          <table:table-cell office:value-type="string" calcext:value-type="string">
            <office:annotation draw:style-name="gr16" draw:text-style-name="P6" svg:width="82.18pt" svg:height="50.49pt" svg:x="1174.99pt" svg:y="0pt" draw:caption-point-x="-17.29pt" draw:caption-point-y="0.28pt">
              <dc:date>2020-05-05T00:00:00</dc:date>
              <text:p text:style-name="P5">Общее проективное покрытие мхов в %</text:p>
            </office:annotation>
            <text:p>coverMossesInPercentage</text:p>
          </table:table-cell>
          <table:table-cell office:value-type="string" calcext:value-type="string">
            <office:annotation draw:style-name="gr17" draw:text-style-name="P6" svg:width="82.18pt" svg:height="61.68pt" svg:x="1302.69pt" svg:y="0pt" draw:caption-point-x="-17.29pt" draw:caption-point-y="0.28pt">
              <dc:date>2020-05-05T00:00:00</dc:date>
              <text:p text:style-name="P5">Общее проективновное покрытие лишайников в %</text:p>
            </office:annotation>
            <text:p>coverLichensInPercentage</text:p>
          </table:table-cell>
          <table:table-cell office:value-type="string" calcext:value-type="string">
            <office:annotation draw:style-name="gr15" draw:text-style-name="P6" svg:width="82.18pt" svg:height="50.49pt" svg:x="1419.85pt" svg:y="0pt" draw:caption-point-x="-17.29pt" draw:caption-point-y="0.28pt">
              <dc:date>2020-05-05T00:00:00</dc:date>
              <text:p text:style-name="P5">Общее проективное покрытие водорослей в %</text:p>
            </office:annotation>
            <text:p>coverAlgaeInPercentage</text:p>
          </table:table-cell>
          <table:table-cell office:value-type="string" calcext:value-type="string">
            <office:annotation draw:style-name="gr15" draw:text-style-name="P6" svg:width="82.18pt" svg:height="61.68pt" svg:x="1534.9pt" svg:y="0pt" draw:caption-point-x="-17.29pt" draw:caption-point-y="0.28pt">
              <dc:date>2020-05-11T00:00:00</dc:date>
              <text:p text:style-name="P5">Общее проективное покрытие подстилки (опада) в %</text:p>
            </office:annotation>
            <text:p>coverLitterInPercentage</text:p>
          </table:table-cell>
          <table:table-cell office:value-type="string" calcext:value-type="string">
            <office:annotation draw:style-name="gr15" draw:text-style-name="P6" svg:width="82.18pt" svg:height="28.09pt" svg:x="1653.51pt" svg:y="0pt" draw:caption-point-x="-17.29pt" draw:caption-point-y="0.28pt">
              <dc:date>2020-05-11T00:00:00</dc:date>
              <text:p text:style-name="P5">Процент открытой воды</text:p>
            </office:annotation>
            <text:p>coverWaterInPercentage</text:p>
          </table:table-cell>
          <table:table-cell office:value-type="string" calcext:value-type="string">
            <office:annotation draw:style-name="gr15" draw:text-style-name="P6" svg:width="82.18pt" svg:height="50.49pt" svg:x="1767.86pt" svg:y="0pt" draw:caption-point-x="-17.29pt" draw:caption-point-y="0.28pt">
              <dc:date>2020-05-11T00:00:00</dc:date>
              <text:p text:style-name="P5">Процент покрытия горными породами</text:p>
            </office:annotation>
            <text:p>coverRockInPercentage</text:p>
          </table:table-cell>
          <table:table-cell office:value-type="string" calcext:value-type="string">
            <office:annotation draw:style-name="gr15" draw:text-style-name="P6" svg:width="82.18pt" svg:height="50.49pt" svg:x="1884.98pt" svg:y="0pt" draw:caption-point-x="-17.29pt" draw:caption-point-y="0.28pt">
              <dc:date>2020-05-11T00:00:00</dc:date>
              <text:p text:style-name="P5">Высота древостоя в м, окргленная до целых</text:p>
            </office:annotation>
            <text:p>treeLayerHeightInMeters</text:p>
          </table:table-cell>
          <table:table-cell office:value-type="string" calcext:value-type="string">
            <office:annotation draw:style-name="gr15" draw:text-style-name="P6" svg:width="82.18pt" svg:height="61.68pt" svg:x="2010.59pt" svg:y="0pt" draw:caption-point-x="-17.29pt" draw:caption-point-y="0.28pt">
              <dc:date>2020-05-11T00:00:00</dc:date>
              <text:p text:style-name="P5">Высота кустарникового яруса в м, может быть дробной</text:p>
            </office:annotation>
            <text:p>shrubLayerHeightInMeters</text:p>
          </table:table-cell>
          <table:table-cell office:value-type="string" calcext:value-type="string">
            <office:annotation draw:style-name="gr15" draw:text-style-name="P6" svg:width="82.18pt" svg:height="50.49pt" svg:x="2152.35pt" svg:y="0pt" draw:caption-point-x="-17.29pt" draw:caption-point-y="0.28pt">
              <dc:date>2020-05-11T00:00:00</dc:date>
              <text:p text:style-name="P5">Высота травяно-кустарничкового яруса, см</text:p>
            </office:annotation>
            <text:p>herbLayerHeightInCentimeters</text:p>
          </table:table-cell>
          <table:table-cell office:value-type="string" calcext:value-type="string">
            <office:annotation draw:style-name="gr15" draw:text-style-name="P6" svg:width="82.18pt" svg:height="117.67pt" svg:x="2233.05pt" svg:y="0pt" draw:caption-point-x="-17.29pt" draw:caption-point-y="0.28pt">
              <dc:date>2020-05-11T00:00:00</dc:date>
              <text:p text:style-name="P5">Были ли определены виды мхов? Возможны значения TRUE или FALSE. Если неизвестно – оставить пустым.</text:p>
            </office:annotation>
            <text:p>mossesIdentified</text:p>
          </table:table-cell>
          <table:table-cell office:value-type="string" calcext:value-type="string">
            <office:annotation draw:style-name="gr15" draw:text-style-name="P6" svg:width="82.18pt" svg:height="128.86pt" svg:x="2314.43pt" svg:y="0pt" draw:caption-point-x="-17.29pt" draw:caption-point-y="0.28pt">
              <dc:date>2020-05-11T00:00:00</dc:date>
              <text:p text:style-name="P5"><text:span text:style-name="T3">Были ли определены виды лишайников? Возможны значения TRUE или FALSE. Если неизвестно – оставить пустым.</text:span></text:p>
            </office:annotation>
            <text:p>lichensIdentifi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3:25:16.954011255</meta:creation-date>
    <meta:generator>LibreOffice/6.0.7.3$Linux_X86_64 LibreOffice_project/00m0$Build-3</meta:generator>
    <dc:date>2020-05-11T13:24:43.123550299</dc:date>
    <meta:editing-duration>PT26M13S</meta:editing-duration>
    <meta:editing-cycles>5</meta:editing-cycles>
    <meta:document-statistic meta:table-count="4" meta:cell-count="53" meta:object-count="0"/>
  </office:meta>
</office:document-meta>
</file>